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oogle Sans" svg:font-family="'Google Sans', sans-serif"/>
    <style:font-face style:name="Google Sans Text" svg:font-family="'Google Sans Text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text-properties style:font-name="Liberation Serif" fo:font-size="12pt" style:font-size-asian="12pt" style:font-size-complex="12pt"/>
    </style:style>
    <style:style style:name="P2" style:family="paragraph" style:parent-style-name="Heading_20_3">
      <style:paragraph-properties fo:margin-top="0cm" fo:margin-bottom="0.247cm" style:contextual-spacing="false" fo:line-height="114%"/>
      <style:text-properties style:font-name="Liberation Serif" fo:font-size="12pt" style:font-size-asian="12pt" style:font-size-complex="12pt"/>
    </style:style>
    <style:style style:name="P3" style:family="paragraph" style:parent-style-name="Standard">
      <style:text-properties officeooo:paragraph-rsid="00111b0b"/>
    </style:style>
    <style:style style:name="P4" style:family="paragraph" style:parent-style-name="Text_20_body">
      <style:paragraph-properties fo:margin-top="0cm" fo:margin-bottom="0.247cm" style:contextual-spacing="false" fo:line-height="114%"/>
      <style:text-properties style:font-name="Liberation Serif" fo:font-size="12pt" style:font-size-asian="12pt" style:font-size-complex="12pt"/>
    </style:style>
    <style:style style:name="P5" style:family="paragraph" style:parent-style-name="Text_20_body" style:list-style-name="L1">
      <style:paragraph-properties fo:margin-top="0cm" fo:margin-bottom="0.247cm" style:contextual-spacing="false" fo:line-height="114%" fo:padding="0cm" fo:border="none"/>
      <style:text-properties style:font-name="Liberation Serif" fo:font-size="12pt" style:font-size-asian="12pt" style:font-size-complex="12pt"/>
    </style:style>
    <style:style style:name="T1" style:family="text">
      <style:text-properties fo:font-weight="bold"/>
    </style:style>
    <style:style style:name="T2" style:family="text">
      <style:text-properties fo:font-style="italic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office:forms form:automatic-focus="false" form:apply-design-mode="false">
        <xforms:model id="Model 1">
          <xforms:instance id="Instance 1">
            <instanceData/>
          </xforms:instance>
          <xsd:schema/>
        </xforms:model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1. What is VCS?</text:h>
      <text:p text:style-name="P4"><text:bookmark text:name="p-rc_4164e96be4fb6974-19"/><text:span text:style-name="T1">Version Control System (VCS)</text:span> is software that tracks and manages changes to a file or set of files over time. It allows multiple people to work on the same project simultaneously without overwriting each other's work.</text:p>
      <text:h text:style-name="P2" text:outline-level="3">Types of VCS</text:h>
      <text:list xml:id="list2628605203" text:style-name="L1">
        <text:list-item>
          <text:p text:style-name="P5"><text:bookmark text:name="p-rc_4164e96be4fb6974-20"/><text:span text:style-name="T1">Centralized VCS (CVCS):</text:span> There is a single central server that contains all the versioned files. Developers "check out" files from this central hub.</text:p>
          <text:list>
            <text:list-item>
              <text:p text:style-name="P5"><text:bookmark text:name="p-rc_4164e96be4fb6974-21"/><text:span text:style-name="T2">Example:</text:span> Subversion (SVN), Perforce.</text:p>
            </text:list-item>
            <text:list-item>
              <text:p text:style-name="P5"><text:bookmark text:name="p-rc_4164e96be4fb6974-22"/><text:span text:style-name="T2">Risk:</text:span> If the server goes down, nobody can collaborate or save versions.</text:p>
            </text:list-item>
          </text:list>
        </text:list-item>
        <text:list-item>
          <text:p text:style-name="P5"><text:bookmark text:name="p-rc_4164e96be4fb6974-23"/><text:span text:style-name="T1">Distributed VCS (DVCS):</text:span> Every user has a full copy of the project history on their local machine.</text:p>
          <text:list>
            <text:list-item>
              <text:p text:style-name="P5"><text:bookmark text:name="p-rc_4164e96be4fb6974-24"/><text:span text:style-name="T2">Example:</text:span> <text:span text:style-name="T1">Git</text:span>, Mercurial.</text:p>
            </text:list-item>
            <text:list-item>
              <text:p text:style-name="P5"><text:bookmark text:name="p-rc_4164e96be4fb6974-25"/><text:span text:style-name="T2">Benefit:</text:span> You can work offline, and if the server dies, any user's local repository can be used to restore it.</text:p>
            </text:list-item>
          </text:list>
        </text:list-item>
      </text:list>
      <text:p text:style-name="P3">2. What is Git?</text:p>
      <text:p text:style-name="P3">Git is a distributed version control system (DVCS) used to track changes in source code during</text:p>
      <text:p text:style-name="P3">software development.</text:p>
      <text:p text:style-name="P3">Git was created by Linus Torvalds in 2005 for Linux kernel development.</text:p>
      <text:p text:style-name="P3">Features of Git</text:p>
      <text:p text:style-name="P3">• Distributed architecture</text:p>
      <text:p text:style-name="P3">• High performance</text:p>
      <text:p text:style-name="P3">• Efficient branching and merging</text:p>
      <text:p text:style-name="P3">• Secure and reliable</text:p>
      <text:p text:style-name="P3">• Works offline</text:p>
      <text:p text:style-name="P3">• Supports collaboration</text:p>
      <text:p text:style-name="P3">3. What is GitHub?</text:p>
      <text:p text:style-name="P3">GitHub is a cloud platform that hosts Git repositories.</text:p>
      <text:p text:style-name="P3">It provides tools for:</text:p>
      <text:p text:style-name="P3">• Code storage</text:p>
      <text:p text:style-name="P3">• Collaboration</text:p>
      <text:p text:style-name="P3">• Version tracking</text:p>
      <text:p text:style-name="P3">• Code review</text:p>
      <text:p text:style-name="P3">• Project management</text:p>
      <text:p text:style-name="P3">GitHub Features</text:p>
      <text:p text:style-name="P3">• Remote repositories</text:p>
      <text:p text:style-name="P3">• Pull requests</text:p>
      <text:p text:style-name="P3">• Issue tracking</text:p>
      <text:p text:style-name="P3">• GitHub Actions (CI/CD)</text:p>
      <text:p text:style-name="P3">• Code collaboration</text:p>
      <text:p text:style-name="P3">4. Git Architecture</text:p>
      <text:p text:style-name="P3">Git works in three main areas:</text:p>
      <text:p text:style-name="P3">1. Working Directory</text:p>
      <text:p text:style-name="P3">The directory where files are created, edited, and modified.</text:p>
      <text:p text:style-name="P3">2. Staging Area (Index)</text:p>
      <text:p text:style-name="P3">Area where files are prepared before committing.</text:p>
      <text:p text:style-name="P3"><text:soft-page-break/>3. Repository</text:p>
      <text:p text:style-name="P3">The place where committed files are stored permanently.</text:p>
      <text:p text:style-name="P3">Git Workflow</text:p>
      <text:p text:style-name="P3">Working Directory</text:p>
      <text:p text:style-name="P3">↓</text:p>
      <text:p text:style-name="P3">Staging Area</text:p>
      <text:p text:style-name="P3">↓</text:p>
      <text:p text:style-name="P3">Local Repository</text:p>
      <text:p text:style-name="P3">↓</text:p>
      <text:p text:style-name="P3">Remote Repository (GitHub)</text:p>
      <text:p text:style-name="P3">5. Basic Git Commands</text:p>
      <text:p text:style-name="P3">These commands are used to manage repositories.</text:p>
      <text:p text:style-name="P3">Repository Commands</text:p>
      <text:p text:style-name="P3">Command Description</text:p>
      <text:p text:style-name="P3">git init Initialize new Git repository</text:p>
      <text:p text:style-name="P3">git clone &lt;repo_url&gt; Copy repository from remote server</text:p>
      <text:p text:style-name="P3">git status Show file changes</text:p>
      <text:p text:style-name="P3">git add &lt;file&gt; Add file to staging area</text:p>
      <text:p text:style-name="P3">git commit -m "message" Save changes with message</text:p>
      <text:p text:style-name="P3">git push Upload changes to remote repository</text:p>
      <text:p text:style-name="P3">git pull Download and merge updates</text:p>
      <text:p text:style-name="P3">git fetch Download changes without merging</text:p>
      <text:p text:style-name="P3">git log Show commit history</text:p>
      <text:p text:style-name="P3">git diff Show differences between versions</text:p>
      <text:p text:style-name="P3">These commands form the core Git workflow.</text:p>
      <text:p text:style-name="P3">6. Branching in Git</text:p>
      <text:p text:style-name="P3">What is a Branch?</text:p>
      <text:p text:style-name="P3">A branch is a separate line of development.</text:p>
      <text:p text:style-name="P3">It allows developers to work on features independently without affecting the main project.</text:p>
      <text:p text:style-name="P3">Branch Commands</text:p>
      <text:p text:style-name="P3">Command Purpose</text:p>
      <text:p text:style-name="P3">git branch List branches</text:p>
      <text:p text:style-name="P3">git branch &lt;name&gt; Create new branch</text:p>
      <text:p text:style-name="P3">git checkout &lt;branch&gt; Switch branch</text:p>
      <text:p text:style-name="P3">git checkout -b &lt;branch&gt; Create and switch branch</text:p>
      <text:p text:style-name="P3">git merge &lt;branch&gt; Merge branch into current branch</text:p>
      <text:p text:style-name="P3">git branch -d Delete branch</text:p>
      <text:p text:style-name="P3">Branches allow parallel development.</text:p>
      <text:p text:style-name="P3">7. Remote Repository Commands</text:p>
      <text:p text:style-name="P3">Remote repositories are stored on servers like GitHub.</text:p>
      <text:p text:style-name="P3">Command Description</text:p>
      <text:p text:style-name="P3">git remote -v Show remote repository URLs</text:p>
      <text:p text:style-name="P3">git remote add Add remote repository</text:p>
      <text:p text:style-name="P3">git remote remove Remove remote</text:p>
      <text:p text:style-name="P3">git push origin &lt;branch&gt; Push branch to remote</text:p>
      <text:p text:style-name="P3">git pull origin &lt;branch&gt; Pull changes</text:p>
      <text:p text:style-name="P3">git fetch origin Download changes</text:p>
      <text:p text:style-name="P3">8. Staging and Commit Management</text:p>
      <text:p text:style-name="P3">Git allows developers to manage commits efficiently.</text:p>
      <text:p text:style-name="P3">Command Description</text:p>
      <text:p text:style-name="P3">git add . Stage all files</text:p>
      <text:p text:style-name="P3">git add -A Stage all changes</text:p>
      <text:p text:style-name="P3"><text:soft-page-break/>git reset Remove file from staging</text:p>
      <text:p text:style-name="P3">git commit --amend Modify last commit</text:p>
      <text:p text:style-name="P3">git commit -a Stage and commit automatically</text:p>
      <text:p text:style-name="P3">9. Viewing and Comparing Changes</text:p>
      <text:p text:style-name="P3">Git provides commands to analyze repository history.</text:p>
      <text:p text:style-name="P3">Command Function</text:p>
      <text:p text:style-name="P3">git diff Show file changes</text:p>
      <text:p text:style-name="P3">git diff --staged Show staged changes</text:p>
      <text:p text:style-name="P3">git log View commit history</text:p>
      <text:p text:style-name="P3">git log --oneline Short commit history</text:p>
      <text:p text:style-name="P3">git log --graph Show graphical history</text:p>
      <text:p text:style-name="P3">git blame &lt;file&gt; Show who edited each line</text:p>
      <text:p text:style-name="P3">10. Undoing Changes</text:p>
      <text:p text:style-name="P3">Sometimes developers need to undo changes.</text:p>
      <text:p text:style-name="P3">Command Description</text:p>
      <text:p text:style-name="P3">git reset Move repository to previous commit</text:p>
      <text:p text:style-name="P3">git reset --hard Delete changes permanently</text:p>
      <text:p text:style-name="P3">git reset --soft Reset commit but keep changes</text:p>
      <text:p text:style-name="P3">git revert Undo commit safely</text:p>
      <text:p text:style-name="P3">git restore Restore files</text:p>
      <text:p text:style-name="P3">These commands help recover or revert changes.</text:p>
      <text:p text:style-name="P3">11. Git Stashing</text:p>
      <text:p text:style-name="P3">Stashing temporarily saves changes that are not ready to be committed.</text:p>
      <text:p text:style-name="P3">Command Description</text:p>
      <text:p text:style-name="P3">git stash Save changes temporarily</text:p>
      <text:p text:style-name="P3">git stash list Show stash list</text:p>
      <text:p text:style-name="P3">git stash pop Apply and remove stash</text:p>
      <text:p text:style-name="P3">git stash apply Apply stash without removing</text:p>
      <text:p text:style-name="P3">12. Git Tags</text:p>
      <text:p text:style-name="P3">Tags are used to mark important commits (usually releases).</text:p>
      <text:p text:style-name="P3">Command Description</text:p>
      <text:p text:style-name="P3">git tag List tags</text:p>
      <text:p text:style-name="P3">git tag &lt;name&gt; Create tag</text:p>
      <text:p text:style-name="P3">git tag -a Annotated tag</text:p>
      <text:p text:style-name="P3">git push origin &lt;tag&gt; Push tag</text:p>
      <text:p text:style-name="P3">git push origin --tags Push all tags</text:p>
      <text:p text:style-name="P3">13. Git Hooks</text:p>
      <text:p text:style-name="P3">Git hooks are scripts that run automatically during certain Git events.</text:p>
      <text:p text:style-name="P3">Examples:</text:p>
      <text:p text:style-name="P3">Hook Purpose</text:p>
      <text:p text:style-name="P3">pre-commit Run checks before commit</text:p>
      <text:p text:style-name="P3">post-commit Run tasks after commit</text:p>
      <text:p text:style-name="P3">pre-push Validate before pushing</text:p>
      <text:p text:style-name="P3">commit-msg Enforce commit message format</text:p>
      <text:p text:style-name="P3">Hooks help automate tasks.</text:p>
      <text:p text:style-name="P3">14. Git Submodules</text:p>
      <text:p text:style-name="P3">Submodules allow external repositories to be included inside a project.</text:p>
      <text:p text:style-name="P3">Commands:</text:p>
      <text:p text:style-name="P3">Command Purpose</text:p>
      <text:p text:style-name="P3">git submodule add &lt;repo_url&gt; Add submodule</text:p>
      <text:p text:style-name="P3">git submodule init Initialize submodules</text:p>
      <text:p text:style-name="P3">git submodule update Update submodules</text:p>
      <text:p text:style-name="P3"><text:soft-page-break/>Submodules help manage dependencies.</text:p>
      <text:p text:style-name="P3">15. Git Merge and Rebase</text:p>
      <text:p text:style-name="P3">Merge</text:p>
      <text:p text:style-name="P3">Merge combines changes from one branch into another.</text:p>
      <text:p text:style-name="P3">Example:</text:p>
      <text:p text:style-name="P3">git merge feature-branch</text:p>
      <text:p text:style-name="P3">Rebase</text:p>
      <text:p text:style-name="P3">Rebase moves commits from one branch to another.</text:p>
      <text:p text:style-name="P3">Example:</text:p>
      <text:p text:style-name="P3">git rebase main Rebase creates a cleaner commit history.</text:p>
      <text:p text:style-name="P3">16. Merge Conflicts</text:p>
      <text:p text:style-name="P3">Merge conflicts occur when two developers modify the same part of a file.</text:p>
      <text:p text:style-name="P3">Git cannot automatically merge those changes.</text:p>
      <text:p text:style-name="P3">Steps to Resolve Conflicts</text:p>
      <text:p text:style-name="P3">1. Run git status</text:p>
      <text:p text:style-name="P3">2. Identify conflicting files</text:p>
      <text:p text:style-name="P3">3. Edit and resolve conflicts</text:p>
      <text:p text:style-name="P3">4. Add resolved files</text:p>
      <text:p text:style-name="P3">5. Commit changes</text:p>
      <text:p text:style-name="P3">17. Pull Request (PR)</text:p>
      <text:p text:style-name="P3">A Pull Request is a feature used in GitHub.</text:p>
      <text:p text:style-name="P3">It allows developers to request merging their branch into another branch.</text:p>
      <text:p text:style-name="P3">Benefits</text:p>
      <text:p text:style-name="P3">• Code review</text:p>
      <text:p text:style-name="P3">• Team collaboration</text:p>
      <text:p text:style-name="P3">• Quality control</text:p>
      <text:p text:style-name="P3">18. Git in DevOps</text:p>
      <text:p text:style-name="P3">Git plays a major role in DevOps workflows.</text:p>
      <text:p text:style-name="P3">CI/CD Integration</text:p>
      <text:p text:style-name="P3">Common commands used:</text:p>
      <text:p text:style-name="P3">• git push</text:p>
      <text:p text:style-name="P3">• git fetch --all</text:p>
      <text:p text:style-name="P3">• git merge</text:p>
      <text:p text:style-name="P3">• git tag</text:p>
      <text:p text:style-name="P3">These commands trigger automated build and deployment pipelines.</text:p>
      <text:p text:style-name="P3">19. Infrastructure as Code (IaC)</text:p>
      <text:p text:style-name="P3">Git repositories store infrastructure configuration files.</text:p>
      <text:p text:style-name="P3">Examples:</text:p>
      <text:p text:style-name="P3">• Terraform</text:p>
      <text:p text:style-name="P3">• Ansible</text:p>
      <text:p text:style-name="P3">• Kubernetes</text:p>
      <text:p text:style-name="P3">Developers can manage infrastructure just like code.</text:p>
      <text:p text:style-name="P3">20. GitOps</text:p>
      <text:p text:style-name="P3">GitOps is a DevOps practice where Git repositories act as the single source of truth for</text:p>
      <text:p text:style-name="P3">deployments.</text:p>
      <text:p text:style-name="P3">Workflow:</text:p>
      <text:p text:style-name="P3">Developer pushes code</text:p>
      <text:p text:style-name="P3">↓</text:p>
      <text:p text:style-name="P3">CI/CD pipeline triggered</text:p>
      <text:p text:style-name="P3">↓</text:p>
      <text:p text:style-name="P3">Application deployed automatically</text:p>
      <text:p text:style-name="P3">21. Git Rollback</text:p>
      <text:p text:style-name="P3"><text:soft-page-break/>If deployment fails, developers can revert to a previous version.</text:p>
      <text:p text:style-name="P3">Commands used:</text:p>
      <text:p text:style-name="P3">git revert &lt;commit_id&gt;</text:p>
      <text:p text:style-name="P3">git reset --hard &lt;commit_id&gt;</text:p>
      <text:p text:style-name="P3">git checkout &lt;commit_id&gt;</text:p>
      <text:p text:style-name="P3">Rollback ensures system stability.</text:p>
      <text:p text:style-name="P3">22. Git for Team Collaboration</text:p>
      <text:p text:style-name="P3">Git helps teams collaborate efficiently.</text:p>
      <text:p text:style-name="P3">Common workflow:</text:p>
      <text:p text:style-name="P3">1. Create feature branch</text:p>
      <text:p text:style-name="P3">2. Develop code</text:p>
      <text:p text:style-name="P3">3. Commit changes</text:p>
      <text:p text:style-name="P3">4. Push branch</text:p>
      <text:p text:style-name="P3">5. Create Pull Request</text:p>
      <text:p text:style-name="P3">6. Review code</text:p>
      <text:p text:style-name="P3">7. Merge branch</text:p>
      <text:p text:style-name="P3">Important Commands</text:p>
      <text:p text:style-name="P3">git init</text:p>
      <text:p text:style-name="P3">git clone</text:p>
      <text:p text:style-name="P3">git add</text:p>
      <text:p text:style-name="P3">git commit</text:p>
      <text:p text:style-name="P3">git push</text:p>
      <text:p text:style-name="P3">git pull</text:p>
      <text:p text:style-name="P3">git fetch</text:p>
      <text:p text:style-name="P3">git branch</text:p>
      <text:p text:style-name="P3">git checkout</text:p>
      <text:p text:style-name="P3">git merge</text:p>
      <text:p text:style-name="P3">git log</text:p>
      <text:p text:style-name="P3">git diff</text:p>
      <text:p text:style-name="P3">git stash</text:p>
      <text:p text:style-name="P3">git tag</text:p>
      <text:p text:style-name="P3">git reset</text:p>
      <text:p text:style-name="P3">git rever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oogle Sans" svg:font-family="'Google Sans', sans-serif"/>
    <style:font-face style:name="Google Sans Text" svg:font-family="'Google Sans Text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24T10:55:46.445770601</meta:creation-date>
    <dc:date>2026-03-24T11:06:58.530100110</dc:date>
    <meta:editing-duration>PT11M12S</meta:editing-duration>
    <meta:editing-cycles>1</meta:editing-cycles>
    <meta:document-statistic meta:table-count="0" meta:image-count="0" meta:object-count="0" meta:page-count="5" meta:paragraph-count="229" meta:word-count="1121" meta:character-count="6821" meta:non-whitespace-character-count="5944"/>
    <meta:generator>LibreOffice/7.3.7.2$Linux_X86_64 LibreOffice_project/30$Build-2</meta:generator>
  </office:meta>
</office:document-meta>
</file>